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336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problem can be easily solved with the fact that there will be only three cases.<text:line-break/><text:bookmark text:name="MathJax-Element-1-Frame"/>Tau buys <text:bookmark text:name="MathJax-Element-2-Frame"/><text:span text:style-name="T1">B </text:span>black and <text:bookmark text:name="MathJax-Element-3-Frame"/><text:span text:style-name="T1">W </text:span>white gift.<text:line-break/><text:bookmark text:name="MathJax-Element-4-Frame"/>Tau buys all gifts black.<text:line-break/><text:bookmark text:name="MathJax-Element-5-Frame"/>Tau buys all gift white.</text:p>
      <text:p text:style-name="Text_20_body">We can take all three cases one by one, and the case that required the least will be the answer in which required cost in minimum. See setter's code for clear implementation.</text:p>
      <text:p text:style-name="Text_20_body">The above logic can be proved using the fact that, if is getting minimum at any case other than first one, and he is buying more than <text:bookmark text:name="MathJax-Element-6-Frame"/><text:span text:style-name="T1">B </text:span>number of black then he will prefer will buy all black. Same thing applies to white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38:41.302418122</meta:creation-date>
    <dc:date>2016-06-06T10:39:35.753579007</dc:date>
    <meta:editing-duration>PT55S</meta:editing-duration>
    <meta:editing-cycles>1</meta:editing-cycles>
    <meta:generator>LibreOffice/5.1.3.2$Linux_X86_64 LibreOffice_project/10m0$Build-2</meta:generator>
    <meta:document-statistic meta:table-count="0" meta:image-count="0" meta:object-count="0" meta:page-count="1" meta:paragraph-count="3" meta:word-count="112" meta:character-count="571" meta:non-whitespace-character-count="462"/>
  </office:meta>
</office:document-meta>
</file>